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50e" officeooo:paragraph-rsid="0013450e"/>
    </style:style>
    <style:style style:name="P2" style:family="paragraph" style:parent-style-name="Standard">
      <style:text-properties officeooo:rsid="00139941" officeooo:paragraph-rsid="00139941"/>
    </style:style>
    <style:style style:name="P3" style:family="paragraph" style:parent-style-name="Standard">
      <style:text-properties officeooo:rsid="00139941" officeooo:paragraph-rsid="00141b59"/>
    </style:style>
    <style:style style:name="P4" style:family="paragraph" style:parent-style-name="Standard">
      <style:text-properties officeooo:rsid="00141b59" officeooo:paragraph-rsid="00141b59"/>
    </style:style>
    <style:style style:name="P5" style:family="paragraph" style:parent-style-name="Standard">
      <style:text-properties officeooo:rsid="00147c8c" officeooo:paragraph-rsid="00147c8c"/>
    </style:style>
    <style:style style:name="T1" style:family="text">
      <style:text-properties officeooo:rsid="00139941"/>
    </style:style>
    <style:style style:name="T2" style:family="text">
      <style:text-properties officeooo:rsid="00141b59"/>
    </style:style>
    <style:style style:name="T3" style:family="text">
      <style:text-properties officeooo:rsid="00169aa9"/>
    </style:style>
    <style:style style:name="T4" style:family="text">
      <style:text-properties officeooo:rsid="001704ab"/>
    </style:style>
    <style:style style:name="T5" style:family="text">
      <style:text-properties officeooo:rsid="00171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i InitBean.java:</text:p>
      <text:p text:style-name="P1">- csv einlesen, <text:span text:style-name="T5">Variante 4</text:span> (mit Hilfe)</text:p>
      <text:p text:style-name="P1">- <text:span text:style-name="T1">mit Lambda (selber)</text:span></text:p>
      <text:p text:style-name="P1"/>
      <text:p text:style-name="P2">Race.java:</text:p>
      <text:p text:style-name="P2">- Entity (selber)</text:p>
      <text:p text:style-name="P2">- Table (selber)</text:p>
      <text:p text:style-name="P2">- NamedQueries (selber)</text:p>
      <text:p text:style-name="P2">- NamedQuery (selber)</text:p>
      <text:p text:style-name="P2">- Id</text:p>
      <text:p text:style-name="P2">- GeneratedValue (selber)</text:p>
      <text:p text:style-name="P2"/>
      <text:p text:style-name="P3"><text:span text:style-name="T2">Drive</text:span>.java:</text:p>
      <text:p text:style-name="P3">- Entity (selber)</text:p>
      <text:p text:style-name="P3">- Table (selber)</text:p>
      <text:p text:style-name="P3">- NamedQueries (selber)</text:p>
      <text:p text:style-name="P3">- NamedQuery (selber)</text:p>
      <text:p text:style-name="P3">- Id <text:span text:style-name="T4">(selber)</text:span></text:p>
      <text:p text:style-name="P3">- GeneratedValue (selber)</text:p>
      <text:p text:style-name="P3"/>
      <text:p text:style-name="P5">ResultsRestClient.java:</text:p>
      <text:p text:style-name="P5">- methode readResultsFromEndpoint <text:span text:style-name="T1">(selber)</text:span></text:p>
      <text:p text:style-name="P5">- methode persistResult <text:span text:style-name="T1">(selber)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57:56.768683983</meta:creation-date>
    <dc:date>2019-11-15T16:20:20.733466836</dc:date>
    <meta:editing-duration>PT22M2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59" meta:character-count="416" meta:non-whitespace-character-count="377"/>
  </office:meta>
</office:document-meta>
</file>